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JJ Postscript Library</text:p>
      <text:p text:style-name="P1">Design Documentation</text:p>
      <text:p text:style-name="P1">C Gaines, J Byam, and J Bright</text:p>
      <text:p text:style-name="P1"/>
      <text:p text:style-name="P2">This project is a library that interfaces with C++11 in order to provide functionality for drawing postscript objects.</text:p>
      <text:p text:style-name="P2"/>
      <text:p text:style-name="P2">To create an object, you create an object of the correct class, which you can then manipulate via member functions. <text:s/>Finally, you call the draw function, providing the x,y coordinates to specify where on the page to place the object. <text:s/>The draw function returns the postscript code in the form of a string, to enable you to easily output or manipulate </text:p>
      <text:p text:style-name="P2"/>
      <text:p text:style-name="P2">Standard member functions:</text:p>
      <text:p text:style-name="P2">void rotate(int x): <text:s/>x is the degrees to rotate by. <text:s/>Note: <text:s/>Only 90' increments are supported.</text:p>
      <text:p text:style-name="P2">void scale(int x, int y): <text:s/>scales the shape by the given value in the appropriate plane. X is horizontal, Y is vertical. <text:s/>Note: <text:s/>Negative scales will result in flipping the object along that plane.</text:p>
      <text:p text:style-name="P2">std::string draw(int x,int y): outputs the adjusted object at the specified location.</text:p>
      <text:p text:style-name="P2"/>
      <text:p text:style-name="P2">Currently available objects:</text:p>
      <text:p text:style-name="P2"/>
      <text:p text:style-name="P2">Circle(double radius)</text:p>
      <text:p text:style-name="P2">Polygon(int sides, double sideLength): A polygon of the specified number of sides, with a segment length.</text:p>
      <text:p text:style-name="P2">Rectangle(double width, double height): <text:s/>A rectangle of the specified dimensions.</text:p>
      <text:p text:style-name="P2">Square(double sideLength): A square of the specified size</text:p>
      <text:p text:style-name="P2">Trapezoid(double bottomLength, double topLength, double height): Draws a trapezoid</text:p>
      <text:p text:style-name="P2">Triangle(double sideLength): Draws a equilateral triangle</text:p>
      <text:p text:style-name="P2">Smiley(double radius) : A smiley with specified radius.</text:p>
      <text:p text:style-name="P2"/>
      <text:p text:style-name="P2">Example:</text:p>
      <text:p text:style-name="P2"/>
      <text:p text:style-name="P2">Circle myCircle(72);</text:p>
      <text:p text:style-name="P2">myCircle.scale(2,1); //Creates a oval that's twice as wide as it is tall</text:p>
      <text:p text:style-name="P2">myPSString = myCircle.draw(144,144); <text:s/>//Draw it.</text:p>
      <text:p text:style-name="P2">cout &lt;&lt; myCircle.draw(144,144) &lt;&lt; endl; //Output the code to the screen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Bright</meta:initial-creator>
    <meta:creation-date>2016-04-20T00:21:16.25</meta:creation-date>
    <dc:date>2016-04-20T01:35:25.45</dc:date>
    <dc:creator>Jason Bright</dc:creator>
    <meta:editing-duration>PT52M35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22" meta:word-count="249" meta:character-count="1648"/>
  </office:meta>
</office:document-meta>
</file>